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2d35f" draw:textarea-horizontal-align="justify" draw:textarea-vertical-align="middle" draw:auto-grow-height="false" fo:min-height="6.85cm" fo:min-width="14cm"/>
    </style:style>
    <style:style style:name="gr2" style:family="graphic" style:parent-style-name="standard">
      <style:graphic-properties draw:stroke="none" draw:fill-color="#02a49c" draw:textarea-horizontal-align="justify" draw:textarea-vertical-align="middle" draw:auto-grow-height="false" fo:min-height="3.6cm" fo:min-width="6cm"/>
    </style:style>
    <style:style style:name="gr3" style:family="graphic" style:parent-style-name="standard">
      <style:graphic-properties draw:stroke="none" draw:fill-color="#71d6e0" draw:textarea-horizontal-align="justify" draw:textarea-vertical-align="middle" draw:auto-grow-height="false" fo:min-height="0.75cm" fo:min-width="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5.34cm"/>
    </style:style>
    <style:style style:name="gr5" style:family="graphic" style:parent-style-name="standard">
      <style:graphic-properties draw:stroke="none" draw:fill="solid" draw:fill-color="#02d35f" draw:textarea-horizontal-align="justify" draw:textarea-vertical-align="middle" draw:auto-grow-height="false" fo:min-height="6.86cm" fo:min-width="1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5.171cm"/>
    </style:style>
    <style:style style:name="gr7" style:family="graphic" style:parent-style-name="standard">
      <style:graphic-properties draw:stroke="none" draw:fill-color="#02a49c" draw:textarea-horizontal-align="justify" draw:textarea-vertical-align="middle" draw:auto-grow-height="false" fo:min-height="2.75cm" fo:min-width="2.5cm"/>
    </style:style>
    <style:style style:name="gr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solid" draw:fill-color="#02d35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2a49c"/>
      <style:paragraph-properties fo:text-align="center"/>
      <style:text-properties fo:color="#ffffff" style:font-name="Open Sans" fo:font-size="15pt" style:font-size-asian="15pt" style:font-size-complex="15pt"/>
    </style:style>
    <style:style style:name="P4" style:family="paragraph">
      <loext:graphic-properties draw:fill-color="#71d6e0"/>
      <style:paragraph-properties fo:text-align="center"/>
      <style:text-properties fo:color="#ffffff" style:font-name="Open Sans" fo:font-size="15pt" style:font-size-asian="15pt" style:font-size-complex="15pt"/>
    </style:style>
    <style:style style:name="P5" style:family="paragraph">
      <loext:graphic-properties draw:fill="none" draw:fill-color="#ffffff"/>
      <style:text-properties fo:color="#ffffff" style:font-name="Open Sans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ffffff" style:font-name="Open Sans" fo:font-size="15pt" style:font-size-asian="15pt" style:font-size-complex="15pt"/>
    </style:style>
    <style:style style:name="T2" style:family="text">
      <style:text-properties fo:color="#ffffff" style:font-name="Open San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6" draw:id="id6">
          <draw:custom-shape draw:style-name="gr1" draw:text-style-name="P1" draw:layer="layout" svg:width="14.5cm" svg:height="7.1cm" svg:x="0.5cm" svg:y="1.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6.5cm" svg:height="3.85cm" svg:x="1cm" svg:y="3.179cm">
            <text:p text:style-name="P2"><text:span text:style-name="T1">SUSE Manager Ser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6.5cm" svg:height="1cm" svg:x="1cm" svg:y="7.01cm">
            <text:p text:style-name="P2"><text:span text:style-name="T1">SLE 1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6.5cm" svg:height="3.85cm" svg:x="8cm" svg:y="3.179cm">
            <text:p text:style-name="P2"><text:span text:style-name="T1">Admin Ser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6.5cm" svg:height="1cm" svg:x="8cm" svg:y="7.01cm">
            <text:p text:style-name="P2"><text:span text:style-name="T1">SLE 1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5" draw:layer="layout" svg:width="5.84cm" svg:height="1.11cm" svg:x="4.73cm" svg:y="1.71cm">
            <draw:text-box>
              <text:p><text:span text:style-name="T2">CENTRAL SERVER</text:span></text:p>
            </draw:text-box>
          </draw:frame>
        </draw:g>
        <draw:g xml:id="id5" draw:id="id5">
          <draw:custom-shape draw:style-name="gr2" draw:text-style-name="P3" draw:layer="layout" svg:width="6.5cm" svg:height="3.85cm" svg:x="4.5cm" svg:y="11.8cm">
            <text:p text:style-name="P2"><text:span text:style-name="T1">Image Ser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6.5cm" svg:height="1cm" svg:x="4.5cm" svg:y="15.631cm">
            <text:p text:style-name="P2"><text:span text:style-name="T1">SLE 1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7" draw:id="id7">
          <draw:custom-shape draw:style-name="gr5" draw:text-style-name="P1" xml:id="id1" draw:id="id1" draw:layer="layout" svg:width="14.5cm" svg:height="7.11cm" svg:x="19.9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6.5cm" svg:height="3.85cm" svg:x="20.4cm" svg:y="3.169cm">
            <text:p text:style-name="P2"><text:span text:style-name="T1">SUSE Manager Prox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6.5cm" svg:height="3.85cm" svg:x="27.4cm" svg:y="3.169cm">
            <text:p text:style-name="P2"><text:span text:style-name="T1">Branch Ser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6.5cm" svg:height="1cm" svg:x="20.4cm" svg:y="7cm">
            <text:p text:style-name="P2"><text:span text:style-name="T1">SLE 1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6.5cm" svg:height="1cm" svg:x="27.4cm" svg:y="7cm">
            <text:p text:style-name="P2"><text:span text:style-name="T1">SLE 1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5" draw:layer="layout" svg:width="5.671cm" svg:height="1.11cm" svg:x="24.13cm" svg:y="1.7cm">
            <draw:text-box>
              <text:p><text:span text:style-name="T2">BRANCH SERVER</text:span></text:p>
            </draw:text-box>
          </draw:frame>
        </draw:g>
        <draw:custom-shape draw:style-name="gr7" draw:text-style-name="P3" xml:id="id2" draw:id="id2" draw:layer="layout" svg:width="3cm" svg:height="3cm" svg:x="19.9cm" svg:y="13.631cm">
          <text:p text:style-name="P2"><text:span text:style-name="T1">P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3" draw:id="id3" draw:layer="layout" svg:width="3cm" svg:height="3cm" svg:x="25.7cm" svg:y="13.631cm">
          <text:p text:style-name="P2"><text:span text:style-name="T1">P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4" draw:id="id4" draw:layer="layout" svg:width="3cm" svg:height="3cm" svg:x="31.476cm" svg:y="13.631cm">
          <text:p text:style-name="P2"><text:span text:style-name="T1">P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6" draw:layer="layout" draw:type="line" svg:x1="27.15cm" svg:y1="8.61cm" svg:x2="21.4cm" svg:y2="13.631cm" draw:start-shape="id1" draw:start-glue-point="2" draw:end-shape="id2" svg:d="M27150 8610l-5750 5021" svg:viewBox="0 0 5751 5022">
          <text:p/>
        </draw:connector>
        <draw:connector draw:style-name="gr8" draw:text-style-name="P6" draw:layer="layout" draw:type="line" svg:x1="27.15cm" svg:y1="8.61cm" svg:x2="27.2cm" svg:y2="13.631cm" draw:start-shape="id1" draw:start-glue-point="2" draw:end-shape="id3" draw:end-glue-point="0" svg:d="M27150 8610l50 5021" svg:viewBox="0 0 51 5022">
          <text:p/>
        </draw:connector>
        <draw:connector draw:style-name="gr8" draw:text-style-name="P6" draw:layer="layout" draw:type="line" svg:x1="27.15cm" svg:y1="8.61cm" svg:x2="32.976cm" svg:y2="13.631cm" draw:start-shape="id1" draw:start-glue-point="2" draw:end-shape="id4" draw:end-glue-point="0" svg:d="M27150 8610l5826 5021" svg:viewBox="0 0 5827 5022">
          <text:p/>
        </draw:connector>
        <draw:connector draw:style-name="gr8" draw:text-style-name="P6" draw:layer="layout" draw:type="line" svg:x1="7.75cm" svg:y1="11.8cm" svg:x2="7.75cm" svg:y2="8.61cm" draw:start-shape="id5" draw:start-glue-point="0" draw:end-shape="id6" draw:end-glue-point="2" svg:d="M7750 11800v-3190" svg:viewBox="0 0 1 3191">
          <text:p/>
        </draw:connector>
        <draw:connector draw:style-name="gr8" draw:text-style-name="P6" draw:layer="layout" draw:type="line" svg:x1="15cm" svg:y1="5.06cm" svg:x2="19.9cm" svg:y2="5.055cm" draw:start-shape="id6" draw:start-glue-point="1" draw:end-shape="id7" draw:end-glue-point="3" svg:d="M15000 5060l4900-5" svg:viewBox="0 0 4901 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ds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9T10:00:23.246960818</meta:creation-date>
    <dc:date>2017-08-30T13:56:17.951120944</dc:date>
    <meta:editing-duration>PT1H24M18S</meta:editing-duration>
    <meta:editing-cycles>16</meta:editing-cycles>
    <meta:generator>LibreOffice/5.3.3.2$Linux_X86_64 LibreOffice_project/30m0$Build-2</meta:generator>
    <meta:document-statistic meta:object-count="25"/>
  </office:meta>
</office:document-meta>
</file>